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f192" officeooo:paragraph-rsid="000df192"/>
    </style:style>
    <style:style style:name="P2" style:family="paragraph" style:parent-style-name="Standard">
      <style:text-properties officeooo:rsid="000fd7ee" officeooo:paragraph-rsid="000fd7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ffa esempio di word</text:p>
      <text:p text:style-name="P1"/>
      <text:p text:style-name="P2">ci faccio alcune modifi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7-06-08T23:50:56.860198900</meta:creation-date>
    <dc:date>2017-06-08T23:52:50.789333821</dc:date>
    <dc:creator>dario </dc:creator>
    <meta:editing-duration>PT20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2" meta:word-count="8" meta:character-count="47" meta:non-whitespace-character-count="41"/>
  </office:meta>
</office:document-meta>
</file>